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color="#11111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svg:stroke-color="#000000" draw:fill-color="#ff8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  <style:paragraph-properties style:writing-mode="lr-tb"/>
    </style:style>
    <style:style style:name="gr7" style:family="graphic" style:parent-style-name="standard">
      <style:graphic-properties svg:stroke-color="#000000" draw:marker-end="Linienspitzen_20_1" draw:textarea-vertical-align="middle"/>
    </style:style>
    <style:style style:name="gr8" style:family="graphic" style:parent-style-name="objectwithoutfill">
      <style:graphic-properties svg:stroke-color="#2a6099" draw:marker-end="Linienspitzen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opacity="50%" draw:opacity-name="" draw:textarea-horizontal-align="justify" draw:textarea-vertical-align="middle" draw:auto-grow-height="false" fo:min-height="2.25cm" fo:min-width="17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svg:stroke-color="#111111" draw:marker-end="Linienspitzen_20_1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svg:stroke-color="#000000" draw:fill-color="#5eb91e" draw:textarea-horizontal-align="justify" draw:textarea-vertical-align="middle" draw:auto-grow-height="false" fo:min-height="0.104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dash" draw:stroke-dash="Long_20_Dash" svg:stroke-color="#111111" draw:marker-end="Linienspitzen_20_1" svg:stroke-linecap="butt" draw:textarea-vertical-align="middle"/>
    </style:style>
    <style:style style:name="gr22" style:family="graphic" style:parent-style-name="standard">
      <style:graphic-properties svg:stroke-color="#000000" draw:fill-color="#780373" draw:textarea-horizontal-align="justify" draw:textarea-vertical-align="middle" draw:auto-grow-height="false" fo:min-height="0.104cm" fo:min-width="0cm"/>
    </style:style>
    <style:style style:name="gr23" style:family="graphic" style:parent-style-name="objectwithoutfill">
      <style:graphic-properties svg:stroke-color="#111111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bottom" draw:auto-grow-height="true" fo:min-height="3.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Liberation Mono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4pt" fo:font-weight="bold"/>
    </style:style>
    <style:style style:name="P10" style:family="paragraph">
      <loext:graphic-properties draw:fill="none" draw:fill-color="#ffffff"/>
      <style:text-properties fo:font-size="24pt" fo:font-weight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opacity="50%"/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5eb91e"/>
      <style:paragraph-properties fo:text-align="center"/>
    </style:style>
    <style:style style:name="P16" style:family="paragraph">
      <style:text-properties fo:font-size="9pt"/>
    </style:style>
    <style:style style:name="P17" style:family="paragraph">
      <loext:graphic-properties draw:fill="none" draw:fill-color="#ffffff"/>
      <style:text-properties fo:font-size="9pt"/>
    </style:style>
    <style:style style:name="P18" style:family="paragraph">
      <loext:graphic-properties draw:fill-color="#780373"/>
      <style:paragraph-properties fo:text-align="center"/>
    </style:style>
    <style:style style:name="T1" style:family="text">
      <style:text-properties style:font-name="Bahnschrift" fo:font-size="48pt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Bahnschrift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Git Workflow</text:span></text:p>
            <text:p><text:span text:style-name="T2"/></text:p>
            <text:p><text:span text:style-name="T3"/></text:p>
            <text:p><text:span text:style-name="T3"/></text:p>
          </draw:text-box>
        </draw:frame>
        <draw:frame presentation:style-name="pr2" draw:text-style-name="P1" draw:layer="layout" svg:width="25.199cm" svg:height="3.5cm" svg:x="1.301cm" svg:y="12.122cm">
          <draw:text-box>
            <text:p text:style-name="P2"><text:span text:style-name="T4"/></text:p>
            <text:p><text:span text:style-name="T2"/></text:p>
            <text:p><text:span text:style-name="T3"/></text:p>
            <text:p text:style-name="P2"><text:span text:style-name="T5">Formfakten Fortbildung – 2022-02-23 – Thorben Kill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32">
        <draw:custom-shape draw:style-name="gr2" draw:text-style-name="P3" xml:id="id1" draw:id="id1" draw:layer="layout" svg:width="0.5cm" svg:height="0.5cm" svg:x="4.5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5cm" svg:height="0.5cm" svg:x="6.7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5cm" svg:y1="5.249cm" svg:x2="6.701cm" svg:y2="5.25cm" draw:start-shape="id1" draw:start-glue-point="10" draw:end-shape="id2" draw:end-glue-point="6" svg:d="M5000 5249h851v1h850" svg:viewBox="0 0 1702 2">
          <text:p/>
        </draw:connector>
        <draw:frame draw:style-name="gr4" draw:text-style-name="P6" draw:layer="layout" svg:width="2.5cm" svg:height="0.729cm" svg:x="1.5cm" svg:y="4.775cm">
          <draw:text-box>
            <text:p text:style-name="P5"><text:span text:style-name="T6">master</text:span></text:p>
          </draw:text-box>
        </draw:frame>
        <draw:custom-shape draw:style-name="gr5" draw:text-style-name="P7" xml:id="id3" draw:id="id3" draw:layer="layout" svg:width="0.5cm" svg:height="0.5cm" svg:x="7.702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951cm" svg:y1="5.5cm" svg:x2="7.702cm" svg:y2="7.051cm" draw:start-shape="id2" draw:start-glue-point="8" draw:end-shape="id3" draw:end-glue-point="6" svg:d="M6951 5500v1551h751" svg:viewBox="0 0 752 1552">
          <text:p/>
        </draw:connector>
        <draw:custom-shape draw:style-name="gr2" draw:text-style-name="P3" xml:id="id4" draw:id="id4" draw:layer="layout" svg:width="0.5cm" svg:height="0.5cm" svg:x="9.102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7.201cm" svg:y1="5.25cm" svg:x2="9.102cm" svg:y2="5.251cm" draw:start-shape="id2" draw:start-glue-point="10" draw:end-shape="id4" draw:end-glue-point="6" svg:d="M7201 5250h951v1h950" svg:viewBox="0 0 1902 2">
          <text:p/>
        </draw:connector>
        <draw:frame draw:style-name="gr6" draw:text-style-name="P6" draw:layer="layout" svg:width="3.1cm" svg:height="0.924cm" svg:x="4cm" svg:y="6.576cm">
          <draw:text-box>
            <text:p text:style-name="P5"><text:span text:style-name="T6">feature</text:span></text:p>
          </draw:text-box>
        </draw:frame>
        <draw:custom-shape draw:style-name="gr5" draw:text-style-name="P7" xml:id="id5" draw:id="id5" draw:layer="layout" svg:width="0.5cm" svg:height="0.5cm" svg:x="9.703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8.202cm" svg:y1="7.051cm" svg:x2="9.703cm" svg:y2="7.052cm" draw:start-shape="id3" draw:start-glue-point="10" draw:end-shape="id5" draw:end-glue-point="6" svg:d="M8202 7051h751v1h750" svg:viewBox="0 0 1502 2">
          <text:p/>
        </draw:connector>
        <draw:custom-shape draw:style-name="gr5" draw:text-style-name="P7" xml:id="id6" draw:id="id6" draw:layer="layout" svg:width="0.5cm" svg:height="0.5cm" svg:x="11.704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0.203cm" svg:y1="7.052cm" svg:x2="11.704cm" svg:y2="7.053cm" draw:start-shape="id5" draw:start-glue-point="10" draw:end-shape="id6" draw:end-glue-point="6" svg:d="M10203 7052h751v1h750" svg:viewBox="0 0 1502 2">
          <text:p/>
        </draw:connector>
        <draw:custom-shape draw:style-name="gr2" draw:text-style-name="P3" xml:id="id7" draw:id="id7" draw:layer="layout" svg:width="0.5cm" svg:height="0.5cm" svg:x="12.703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9.602cm" svg:y1="5.251cm" svg:x2="12.703cm" svg:y2="5.252cm" draw:start-shape="id4" draw:start-glue-point="10" draw:end-shape="id7" draw:end-glue-point="6" svg:d="M9602 5251h1551v1h1550" svg:viewBox="0 0 3102 2">
          <text:p/>
        </draw:connector>
        <draw:connector draw:style-name="gr3" draw:text-style-name="P4" draw:layer="layout" svg:x1="12.204cm" svg:y1="7.053cm" svg:x2="12.953cm" svg:y2="5.502cm" draw:start-shape="id6" draw:start-glue-point="10" draw:end-shape="id7" draw:end-glue-point="8" svg:d="M12204 7053h749v-1551" svg:viewBox="0 0 750 1552">
          <text:p/>
        </draw:connector>
        <draw:custom-shape draw:style-name="gr2" draw:text-style-name="P3" xml:id="id8" draw:id="id8" draw:layer="layout" svg:width="0.5cm" svg:height="0.5cm" svg:x="14.704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3.203cm" svg:y1="5.252cm" svg:x2="14.704cm" svg:y2="5.253cm" draw:start-shape="id7" draw:start-glue-point="10" draw:end-shape="id8" draw:end-glue-point="6" svg:d="M13203 5252h751v1h750" svg:viewBox="0 0 1502 2">
          <text:p/>
        </draw:connector>
        <draw:connector draw:style-name="gr7" draw:text-style-name="P4" draw:layer="layout" svg:x1="15.204cm" svg:y1="5.253cm" svg:x2="18.605cm" svg:y2="5.246cm" draw:start-shape="id8" draw:start-glue-point="10" svg:d="M15204 5253h1952v-7h1449" svg:viewBox="0 0 3402 8">
          <text:p/>
        </draw:connector>
        <draw:line draw:style-name="gr8" draw:text-style-name="P8" draw:layer="layout" svg:x1="13cm" svg:y1="5.002cm" svg:x2="14cm" svg:y2="4cm">
          <text:p/>
        </draw:line>
        <draw:frame draw:style-name="gr9" draw:text-style-name="P6" draw:layer="layout" svg:width="4.6cm" svg:height="1.207cm" svg:x="13.9cm" svg:y="3.477cm">
          <draw:text-box>
            <text:p text:style-name="P5"><text:span text:style-name="T6">Deployment (Q/Live)</text:span></text:p>
          </draw:text-box>
        </draw:frame>
        <draw:frame draw:style-name="gr10" draw:text-style-name="P10" draw:layer="layout" svg:width="11cm" svg:height="1.5cm" svg:x="1cm" svg:y="1.5cm">
          <draw:text-box>
            <text:p text:style-name="P9">Feature Branch Workflow</text:p>
          </draw:text-box>
        </draw:frame>
        <draw:frame draw:style-name="gr11" draw:text-style-name="P11" draw:layer="layout" svg:width="15.5cm" svg:height="3.095cm" svg:x="1.5cm" svg:y="10.5cm">
          <draw:text-box>
            <text:list text:style-name="L1">
              <text:list-item>
                <text:p>Getrennte Feature-Entwicklung</text:p>
              </text:list-item>
              <text:list-item>
                <text:p>Zusammenarbeit im Team sauberer</text:p>
              </text:list-item>
              <text:list-item>
                <text:p>Master hat keinen unfertigen Stand</text:p>
              </text:list-item>
              <text:list-item>
                <text:p>Ermöglicht die Nutzung von Pull Requests</text:p>
              </text:list-item>
            </text:list>
          </draw:text-box>
        </draw:frame>
        <draw:custom-shape draw:style-name="gr12" draw:text-style-name="P12" draw:layer="layout" svg:width="17.5cm" svg:height="2.5cm" svg:x="1.5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32">
        <draw:custom-shape draw:style-name="gr2" draw:text-style-name="P3" xml:id="id9" draw:id="id9" draw:layer="layout" svg:width="0.5cm" svg:height="0.5cm" svg:x="4.5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5cm" svg:height="0.729cm" svg:x="1.501cm" svg:y="4.776cm">
          <draw:text-box>
            <text:p text:style-name="P5"><text:span text:style-name="T6">master</text:span></text:p>
          </draw:text-box>
        </draw:frame>
        <draw:connector draw:style-name="gr7" draw:text-style-name="P4" draw:layer="layout" svg:x1="5.001cm" svg:y1="5.25cm" svg:x2="18.606cm" svg:y2="5.247cm" draw:start-shape="id9" draw:start-glue-point="10" svg:d="M5001 5250h7054v-3h6551" svg:viewBox="0 0 13606 4">
          <text:p/>
        </draw:connector>
        <draw:frame draw:style-name="gr13" draw:text-style-name="P10" draw:layer="layout" svg:width="13.999cm" svg:height="1.195cm" svg:x="1.001cm" svg:y="1.501cm">
          <draw:text-box>
            <text:p text:style-name="P9">Develop Workflow</text:p>
          </draw:text-box>
        </draw:frame>
        <draw:custom-shape draw:style-name="gr5" draw:text-style-name="P7" xml:id="id10" draw:id="id10" draw:layer="layout" svg:width="0.5cm" svg:height="0.5cm" svg:x="5.502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4.751cm" svg:y1="5.5cm" svg:x2="5.502cm" svg:y2="6.851cm" draw:start-shape="id9" draw:start-glue-point="8" draw:end-shape="id10" draw:end-glue-point="6" svg:d="M4751 5500v1351h751" svg:viewBox="0 0 752 1352">
          <text:p/>
        </draw:connector>
        <draw:frame draw:style-name="gr4" draw:text-style-name="P6" draw:layer="layout" svg:width="2.5cm" svg:height="0.729cm" svg:x="1.501cm" svg:y="6.377cm">
          <draw:text-box>
            <text:p text:style-name="P5"><text:span text:style-name="T6">dev</text:span></text:p>
          </draw:text-box>
        </draw:frame>
        <draw:custom-shape draw:style-name="gr5" draw:text-style-name="P7" xml:id="id11" draw:id="id11" draw:layer="layout" svg:width="0.5cm" svg:height="0.5cm" svg:x="8.503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3" draw:id="id13" draw:layer="layout" svg:width="0.5cm" svg:height="0.5cm" svg:x="7.103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2" draw:id="id12" draw:layer="layout" svg:width="0.5cm" svg:height="0.5cm" svg:x="11.504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4" draw:id="id14" draw:layer="layout" svg:width="0.5cm" svg:height="0.5cm" svg:x="10.104cm" svg:y="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002cm" svg:y1="6.851cm" svg:x2="8.503cm" svg:y2="6.852cm" draw:start-shape="id10" draw:start-glue-point="10" draw:end-shape="id11" draw:end-glue-point="6" svg:d="M6002 6851h1251v1h1250" svg:viewBox="0 0 2502 2">
          <text:p/>
        </draw:connector>
        <draw:connector draw:style-name="gr3" draw:text-style-name="P4" draw:layer="layout" svg:x1="9.003cm" svg:y1="6.852cm" svg:x2="11.504cm" svg:y2="6.853cm" draw:start-shape="id11" draw:start-glue-point="10" draw:end-shape="id12" draw:end-glue-point="6" svg:d="M9003 6852h1251v1h1250" svg:viewBox="0 0 2502 2">
          <text:p/>
        </draw:connector>
        <draw:connector draw:style-name="gr3" draw:text-style-name="P4" draw:layer="layout" svg:x1="5.752cm" svg:y1="7.101cm" svg:x2="7.103cm" svg:y2="8.452cm" draw:start-shape="id10" draw:start-glue-point="8" draw:end-shape="id13" draw:end-glue-point="6" svg:d="M5752 7101v1351h1351" svg:viewBox="0 0 1352 1352">
          <text:p/>
        </draw:connector>
        <draw:connector draw:style-name="gr3" draw:text-style-name="P4" draw:layer="layout" svg:x1="7.603cm" svg:y1="8.452cm" svg:x2="10.104cm" svg:y2="8.453cm" draw:start-shape="id13" draw:start-glue-point="10" draw:end-shape="id14" draw:end-glue-point="6" svg:d="M7603 8452h1251v1h1250" svg:viewBox="0 0 2502 2">
          <text:p/>
        </draw:connector>
        <draw:connector draw:style-name="gr3" draw:text-style-name="P4" draw:layer="layout" svg:x1="10.604cm" svg:y1="8.453cm" svg:x2="11.754cm" svg:y2="7.103cm" draw:start-shape="id14" draw:start-glue-point="10" draw:end-shape="id12" draw:end-glue-point="8" svg:d="M10604 8453h1150v-1350" svg:viewBox="0 0 1151 1351">
          <text:p/>
        </draw:connector>
        <draw:custom-shape draw:style-name="gr2" draw:text-style-name="P3" xml:id="id15" draw:id="id15" draw:layer="layout" svg:width="0.5cm" svg:height="0.5cm" svg:x="13.102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754cm" svg:y1="6.603cm" svg:x2="13.352cm" svg:y2="5.501cm" draw:start-shape="id12" draw:start-glue-point="4" draw:end-shape="id15" draw:end-glue-point="8" svg:d="M11754 6603v-550h1598v-552" svg:viewBox="0 0 1599 1103">
          <text:p/>
        </draw:connector>
        <draw:connector draw:style-name="gr15" draw:text-style-name="P4" draw:layer="layout" svg:x1="12.004cm" svg:y1="6.853cm" svg:x2="18.533cm" svg:y2="6.868cm" draw:start-shape="id12" draw:start-glue-point="10" svg:d="M12004 6853h3516v15h3013" svg:viewBox="0 0 6530 16">
          <text:p/>
        </draw:connector>
        <draw:frame draw:style-name="gr16" draw:text-style-name="P6" draw:layer="layout" svg:width="2.999cm" svg:height="0.729cm" svg:x="1.501cm" svg:y="7.978cm">
          <draw:text-box>
            <text:p text:style-name="P5"><text:span text:style-name="T6">feature</text:span></text:p>
          </draw:text-box>
        </draw:frame>
        <draw:frame draw:style-name="gr17" draw:text-style-name="P11" draw:layer="layout" svg:width="19cm" svg:height="1.673cm" svg:x="2cm" svg:y="11cm">
          <draw:text-box>
            <text:list text:style-name="L1">
              <text:list-item>
                <text:p>Trennung von Entwicklungs- und Produktions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32">
        <draw:custom-shape draw:style-name="gr2" draw:text-style-name="P3" xml:id="id16" draw:id="id16" draw:layer="layout" svg:width="0.5cm" svg:height="0.5cm" svg:x="4.50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5cm" svg:height="0.729cm" svg:x="1.502cm" svg:y="4.776cm">
          <draw:text-box>
            <text:p text:style-name="P5"><text:span text:style-name="T6">master</text:span></text:p>
          </draw:text-box>
        </draw:frame>
        <draw:connector draw:style-name="gr7" draw:text-style-name="P4" draw:layer="layout" svg:x1="5.002cm" svg:y1="5.25cm" svg:x2="24.859cm" svg:y2="5.245cm" draw:start-shape="id16" draw:start-glue-point="10" svg:d="M5002 5250h10180v-5h9677" svg:viewBox="0 0 19858 6">
          <text:p/>
        </draw:connector>
        <draw:frame draw:style-name="gr13" draw:text-style-name="P10" draw:layer="layout" svg:width="13.999cm" svg:height="1.195cm" svg:x="1.002cm" svg:y="1.501cm">
          <draw:text-box>
            <text:p text:style-name="P9">Release Workflow</text:p>
          </draw:text-box>
        </draw:frame>
        <draw:custom-shape draw:style-name="gr5" draw:text-style-name="P7" xml:id="id17" draw:id="id17" draw:layer="layout" svg:width="0.5cm" svg:height="0.5cm" svg:x="5.503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4.752cm" svg:y1="5.5cm" svg:x2="5.503cm" svg:y2="10.851cm" draw:start-shape="id16" draw:start-glue-point="8" draw:end-shape="id17" draw:end-glue-point="6" svg:d="M4752 5500v5351h751" svg:viewBox="0 0 752 5352">
          <text:p/>
        </draw:connector>
        <draw:frame draw:style-name="gr4" draw:text-style-name="P6" draw:layer="layout" svg:width="2.5cm" svg:height="0.729cm" svg:x="1.502cm" svg:y="10.377cm">
          <draw:text-box>
            <text:p text:style-name="P5"><text:span text:style-name="T6">dev</text:span></text:p>
          </draw:text-box>
        </draw:frame>
        <draw:custom-shape draw:style-name="gr5" draw:text-style-name="P7" xml:id="id18" draw:id="id18" draw:layer="layout" svg:width="0.5cm" svg:height="0.5cm" svg:x="8.504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20" draw:id="id20" draw:layer="layout" svg:width="0.5cm" svg:height="0.5cm" svg:x="7.104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9" draw:id="id19" draw:layer="layout" svg:width="0.5cm" svg:height="0.5cm" svg:x="11.505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21" draw:id="id21" draw:layer="layout" svg:width="0.5cm" svg:height="0.5cm" svg:x="10.105cm" svg:y="1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6.003cm" svg:y1="10.851cm" svg:x2="8.504cm" svg:y2="10.852cm" draw:start-shape="id17" draw:start-glue-point="10" draw:end-shape="id18" draw:end-glue-point="6" svg:d="M6003 10851h1251v1h1250" svg:viewBox="0 0 2502 2">
          <text:p/>
        </draw:connector>
        <draw:connector draw:style-name="gr3" draw:text-style-name="P4" draw:layer="layout" svg:x1="9.004cm" svg:y1="10.852cm" svg:x2="11.505cm" svg:y2="10.853cm" draw:start-shape="id18" draw:start-glue-point="10" draw:end-shape="id19" draw:end-glue-point="6" svg:d="M9004 10852h1251v1h1250" svg:viewBox="0 0 2502 2">
          <text:p/>
        </draw:connector>
        <draw:connector draw:style-name="gr3" draw:text-style-name="P4" draw:layer="layout" svg:x1="5.753cm" svg:y1="11.101cm" svg:x2="7.104cm" svg:y2="12.452cm" draw:start-shape="id17" draw:start-glue-point="8" draw:end-shape="id20" draw:end-glue-point="6" svg:d="M5753 11101v1351h1351" svg:viewBox="0 0 1352 1352">
          <text:p/>
        </draw:connector>
        <draw:connector draw:style-name="gr3" draw:text-style-name="P4" draw:layer="layout" svg:x1="7.604cm" svg:y1="12.452cm" svg:x2="10.105cm" svg:y2="12.453cm" draw:start-shape="id20" draw:start-glue-point="10" draw:end-shape="id21" draw:end-glue-point="6" svg:d="M7604 12452h1251v1h1250" svg:viewBox="0 0 2502 2">
          <text:p/>
        </draw:connector>
        <draw:connector draw:style-name="gr3" draw:text-style-name="P4" draw:layer="layout" svg:x1="10.605cm" svg:y1="12.453cm" svg:x2="11.755cm" svg:y2="11.103cm" draw:start-shape="id21" draw:start-glue-point="10" draw:end-shape="id19" draw:end-glue-point="8" svg:d="M10605 12453h1150v-1350" svg:viewBox="0 0 1151 1351">
          <text:p/>
        </draw:connector>
        <draw:connector draw:style-name="gr15" draw:text-style-name="P4" draw:layer="layout" svg:x1="12.005cm" svg:y1="10.853cm" svg:x2="24.812cm" svg:y2="10.866cm" draw:start-shape="id19" draw:start-glue-point="10" svg:d="M12005 10853h6655v13h6152" svg:viewBox="0 0 12808 14">
          <text:p/>
        </draw:connector>
        <draw:frame draw:style-name="gr16" draw:text-style-name="P6" draw:layer="layout" svg:width="2.999cm" svg:height="0.729cm" svg:x="1.502cm" svg:y="11.978cm">
          <draw:text-box>
            <text:p text:style-name="P5"><text:span text:style-name="T6">feature</text:span></text:p>
          </draw:text-box>
        </draw:frame>
        <draw:frame draw:style-name="gr4" draw:text-style-name="P6" draw:layer="layout" svg:width="2.5cm" svg:height="0.729cm" svg:x="1.502cm" svg:y="8.777cm">
          <draw:text-box>
            <text:p text:style-name="P5"><text:span text:style-name="T6">release</text:span></text:p>
          </draw:text-box>
        </draw:frame>
        <draw:custom-shape draw:style-name="gr18" draw:text-style-name="P15" xml:id="id22" draw:id="id22" draw:layer="layout" svg:width="0.5cm" svg:height="0.5cm" svg:x="12.805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755cm" svg:y1="10.603cm" svg:x2="12.805cm" svg:y2="9.053cm" draw:start-shape="id19" draw:start-glue-point="4" draw:end-shape="id22" draw:end-glue-point="6" svg:d="M11755 10603v-1550h1050" svg:viewBox="0 0 1051 1551">
          <text:p/>
        </draw:connector>
        <draw:frame draw:style-name="gr19" draw:text-style-name="P17" draw:layer="layout" svg:width="2cm" svg:height="0.607cm" svg:x="12cm" svg:y="8.193cm">
          <draw:text-box>
            <text:p text:style-name="P16">v1.0-pre1</text:p>
          </draw:text-box>
        </draw:frame>
        <draw:custom-shape draw:style-name="gr18" draw:text-style-name="P15" xml:id="id23" draw:id="id23" draw:layer="layout" svg:width="0.5cm" svg:height="0.5cm" svg:x="14.806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svg:x1="13.305cm" svg:y1="9.053cm" svg:x2="14.806cm" svg:y2="9.054cm" draw:start-shape="id22" draw:start-glue-point="10" draw:end-shape="id23" draw:end-glue-point="6" svg:d="M13305 9053h751v1h750" svg:viewBox="0 0 1502 2">
          <text:p/>
        </draw:connector>
        <draw:custom-shape draw:style-name="gr5" draw:text-style-name="P7" xml:id="id25" draw:id="id25" draw:layer="layout" svg:width="0.5cm" svg:height="0.5cm" svg:x="13.706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4" draw:id="id24" draw:layer="layout" svg:width="0.5cm" svg:height="0.5cm" svg:x="15.907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5.056cm" svg:y1="9.304cm" svg:x2="16.157cm" svg:y2="10.605cm" draw:start-shape="id23" draw:start-glue-point="8" draw:end-shape="id24" draw:end-glue-point="4" svg:d="M15056 9304v651h1101v650" svg:viewBox="0 0 1102 1302">
          <text:p/>
        </draw:connector>
        <draw:connector draw:style-name="gr21" draw:text-style-name="P4" draw:layer="layout" draw:line-skew="0.488cm" svg:x1="13.956cm" svg:y1="11.104cm" svg:x2="24.577cm" svg:y2="12.583cm" draw:start-shape="id25" draw:start-glue-point="8" svg:d="M13956 11104v1479h10621" svg:viewBox="0 0 10622 1480">
          <text:p/>
        </draw:connector>
        <draw:frame draw:style-name="gr19" draw:text-style-name="P17" draw:layer="layout" svg:width="2cm" svg:height="0.607cm" svg:x="14.2cm" svg:y="8.194cm">
          <draw:text-box>
            <text:p text:style-name="P16">v1.0-pre2</text:p>
          </draw:text-box>
        </draw:frame>
        <draw:custom-shape draw:style-name="gr2" draw:text-style-name="P3" xml:id="id26" draw:id="id26" draw:layer="layout" svg:width="0.5cm" svg:height="0.5cm" svg:x="15.90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5.306cm" svg:y1="9.054cm" svg:x2="16.153cm" svg:y2="5.501cm" draw:start-shape="id23" draw:start-glue-point="10" draw:end-shape="id26" draw:end-glue-point="8" svg:d="M15306 9054h847v-3553" svg:viewBox="0 0 848 3554">
          <text:p/>
        </draw:connector>
        <draw:frame draw:style-name="gr4" draw:text-style-name="P6" draw:layer="layout" svg:width="2.5cm" svg:height="0.729cm" svg:x="1.502cm" svg:y="6.777cm">
          <draw:text-box>
            <text:p text:style-name="P5"><text:span text:style-name="T6">hotfix</text:span></text:p>
          </draw:text-box>
        </draw:frame>
        <draw:custom-shape draw:style-name="gr22" draw:text-style-name="P18" xml:id="id27" draw:id="id27" draw:layer="layout" svg:width="0.5cm" svg:height="0.5cm" svg:x="18.104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curve" svg:x1="16.33cm" svg:y1="5.428cm" svg:x2="18.104cm" svg:y2="6.852cm" draw:start-shape="id26" draw:start-glue-point="9" draw:end-shape="id27" draw:end-glue-point="6" svg:d="M16330 5428c1386 0 499 1424 1774 1424" svg:viewBox="0 0 1775 1425">
          <text:p/>
        </draw:connector>
        <draw:frame draw:style-name="gr19" draw:text-style-name="P17" draw:layer="layout" svg:width="2cm" svg:height="0.607cm" svg:x="17.5cm" svg:y="5.995cm">
          <draw:text-box>
            <text:p text:style-name="P16">v1.0.0.1</text:p>
          </draw:text-box>
        </draw:frame>
        <draw:frame draw:style-name="gr19" draw:text-style-name="P17" draw:layer="layout" svg:width="2cm" svg:height="0.607cm" svg:x="15.7cm" svg:y="4.296cm">
          <draw:text-box>
            <text:p text:style-name="P16">v1.0</text:p>
          </draw:text-box>
        </draw:frame>
        <draw:frame draw:style-name="gr19" draw:text-style-name="P17" draw:layer="layout" svg:width="2cm" svg:height="0.607cm" svg:x="4.3cm" svg:y="4.297cm">
          <draw:text-box>
            <text:p text:style-name="P16">v0.1</text:p>
          </draw:text-box>
        </draw:frame>
        <draw:custom-shape draw:style-name="gr2" draw:text-style-name="P3" xml:id="id28" draw:id="id28" draw:layer="layout" svg:width="0.5cm" svg:height="0.5cm" svg:x="19.904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9" draw:id="id29" draw:layer="layout" svg:width="0.5cm" svg:height="0.5cm" svg:x="19.908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curve" svg:x1="18.604cm" svg:y1="6.852cm" svg:x2="20.154cm" svg:y2="5.502cm" draw:start-shape="id27" draw:start-glue-point="10" draw:end-shape="id28" draw:end-glue-point="8" svg:d="M18604 6852c1034 0 1550-450 1550-1350" svg:viewBox="0 0 1551 1351">
          <text:p/>
        </draw:connector>
        <draw:connector draw:style-name="gr23" draw:text-style-name="P8" draw:layer="layout" draw:type="curve" svg:x1="18.604cm" svg:y1="6.852cm" svg:x2="20.158cm" svg:y2="10.606cm" draw:start-shape="id27" draw:start-glue-point="10" draw:end-shape="id29" draw:end-glue-point="4" svg:d="M18604 6852c1036 0 1554 1251 1554 3754" svg:viewBox="0 0 1555 3755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" draw:style="linear" draw:start-color="#ffbf00" draw:end-color="#ffb66c" draw:start-intensity="100%" draw:end-intensity="100%" draw:angle="0deg" draw:border="0%"/>
    <draw:marker draw:name="Arrow" svg:viewBox="0 0 20 30" svg:d="M10 0l-10 30h20z"/>
    <draw:marker draw:name="Linienspitzen_20_1" draw:display-name="Linienspitzen 1" svg:viewBox="0 7 20 13" svg:d="M0 20l10-13 10 13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3T15:58:18.186000000</meta:creation-date>
    <dc:date>2022-02-07T15:23:56.811000000</dc:date>
    <meta:editing-duration>PT3H59M29S</meta:editing-duration>
    <meta:editing-cycles>49</meta:editing-cycles>
    <meta:generator>LibreOffice/7.3.0.3$Windows_X86_64 LibreOffice_project/0f246aa12d0eee4a0f7adcefbf7c878fc2238db3</meta:generator>
    <meta:document-statistic meta:object-count="117"/>
  </office:meta>
</office:document-meta>
</file>